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P3" style:family="paragraph" style:parent-style-name="Standard">
      <style:text-properties style:font-name="Courier New" fo:font-style="normal" style:font-style-asian="normal" style:font-style-complex="normal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Standard" style:list-style-name="L2"/>
    <style:style style:name="P8" style:family="paragraph" style:parent-style-name="Standard" style:list-style-name="L3">
      <style:text-properties fo:font-style="normal" style:font-style-asian="normal" style:font-style-complex="normal"/>
    </style:style>
    <style:style style:name="P9" style:family="paragraph" style:parent-style-name="Standard" style:list-style-name="L11">
      <style:text-properties fo:font-style="normal" style:font-style-asian="normal" style:font-style-complex="normal"/>
    </style:style>
    <style:style style:name="P10" style:family="paragraph" style:parent-style-name="Standard" style:list-style-name="L11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1"/>
    <style:style style:name="P12" style:family="paragraph" style:parent-style-name="Text_20_body" style:list-style-name="L1"/>
    <style:style style:name="P13" style:family="paragraph" style:parent-style-name="Text_20_body" style:list-style-name="L4"/>
    <style:style style:name="P14" style:family="paragraph" style:parent-style-name="Text_20_body" style:list-style-name="L4">
      <style:text-properties fo:font-style="normal" style:font-style-asian="normal" style:font-style-complex="normal"/>
    </style:style>
    <style:style style:name="P15" style:family="paragraph" style:parent-style-name="Text_20_body" style:list-style-name="L5">
      <style:text-properties fo:font-style="normal" style:font-style-asian="normal" style:font-style-complex="normal"/>
    </style:style>
    <style:style style:name="P16" style:family="paragraph" style:parent-style-name="Text_20_body" style:list-style-name="L8">
      <style:text-properties fo:font-style="normal" style:font-style-asian="normal" style:font-style-complex="normal"/>
    </style:style>
    <style:style style:name="P17" style:family="paragraph" style:parent-style-name="Text_20_body" style:list-style-name="L9">
      <style:text-properties fo:font-style="normal" style:font-style-asian="normal" style:font-style-complex="normal"/>
    </style:style>
    <style:style style:name="P18" style:family="paragraph" style:parent-style-name="Text_20_body" style:list-style-name="L10">
      <style:text-properties fo:font-style="normal" style:font-style-asian="normal" style:font-style-complex="normal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text-properties fo:color="#000000" style:font-name="Times New Roman" fo:font-size="12pt" style:font-size-asian="10.5pt" style:font-size-complex="12pt"/>
    </style:style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/>
    </style:style>
    <style:style style:name="T6" style:family="text">
      <style:text-properties fo:font-weight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10" style:family="text">
      <style:text-properties fo:font-variant="normal" fo:text-transform="none" style:text-line-through-style="none" fo:letter-spacing="normal" fo:font-style="italic" style:text-underline-style="none" fo:font-weight="normal" style:text-blinking="false" style:font-style-asian="italic" style:font-style-complex="italic"/>
    </style:style>
    <style:style style:name="T11" style:family="text">
      <style:text-properties fo:font-variant="normal" fo:text-transform="none" fo:color="#000000" style:text-line-through-style="none" style:font-name="Times New Roman" fo:font-size="12pt" fo:letter-spacing="normal" style:text-underline-style="none" fo:font-weight="bold" style:text-blinking="false" style:font-size-asian="10.5pt" style:font-weight-asian="bold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style:text-underline-style="none" fo:font-weight="normal" style:text-blinking="false" style:font-size-asian="10.5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1 Introduction<text:tab/>1</text:p>
          <text:p text:style-name="P5">2 Setup and Configuration<text:tab/>1</text:p>
          <text:p text:style-name="P6">2.1 Installation<text:tab/>1</text:p>
          <text:p text:style-name="P6">2.2 JBoss Developer Studio Configuration<text:tab/>2</text:p>
          <text:p text:style-name="P6">2.3 Start the JBoss Enterprise SOA Platform<text:tab/>3</text:p>
          <text:p text:style-name="P6">2.4 Importing Rule Repository<text:tab/>3</text:p>
          <text:p text:style-name="P6">2.5 Deploying Demo Artifacts<text:tab/>3</text:p>
          <text:p text:style-name="P5">3 Running the Demo<text:tab/>4</text:p>
          <text:p text:style-name="P6">3.1 Endpoint Addresses<text:tab/>4</text:p>
          <text:p text:style-name="P6">3.2 Making the demo have different behavior<text:tab/>4</text:p>
        </text:index-body>
      </text:table-of-content>
      <text:p text:style-name="Standard"/>
      <text:h text:style-name="Heading_20_1" text:outline-level="1">Introduction</text:h>
      <text:p text:style-name="Standard">This is a BRMS demo application setup guid for the Customer Evaluation Demo. The setup will create a fully installed and configured BRMS environment so that you can demo the project in all the available jBPM components. It will provide you with a JBoss Developer Studio project with unit tests to demo the project in the IDE. It will provide a repository that you can import into BRMS BRM and demo the web tooling, web business central admin console and asset manager BRM tooling.</text:p>
      <text:h text:style-name="Heading_20_1" text:outline-level="1">Setup and Configuration</text:h>
      <text:h text:style-name="Heading_20_2" text:outline-level="2">Installation</text:h>
      <text:p text:style-name="Text_20_body">You first need to extract the demo distribution zip (brms-customer-evaluation-demo-1.0.zip) to a location of your choosing. <text:s/>Once extracted, you will have the following folder structure:</text:p>
      <text:list xml:id="list1267444194" text:style-name="L1">
        <text:list-item>
          <text:p text:style-name="P12">\brms-customer-evaluation-demo</text:p>
          <text:list>
            <text:list-item>
              <text:p text:style-name="P12">\installs – Initially empty, but will contain the BRMS platform downloads.</text:p>
            </text:list-item>
            <text:list-item>
              <text:p text:style-name="P12">\projects – The project that comprise the demo.</text:p>
            </text:list-item>
            <text:list-item>
              <text:p text:style-name="P12">\support – Additional supporting files used by the demo.</text:p>
            </text:list-item>
            <text:list-item>
              <text:p text:style-name="P12">\target – Will be created by running init.sh. Contains the fully configured BRMS runtime server.</text:p>
            </text:list-item>
            <text:list-item>
              <text:p text:style-name="P12">init.sh – Script to install and configure the run time server environment.</text:p>
            </text:list-item>
            <text:list-item>
              <text:p text:style-name="P12">Quick Start Guide.odt – This document</text:p>
            </text:list-item>
          </text:list>
        </text:list-item>
      </text:list>
      <text:p text:style-name="Standard">Next, download Jboss Enterprise BRMS Platform from the Red Hat Customer Portal (<text:a xlink:type="simple" xlink:href="https://access.redhat.com/jbossnetwork">https://access.redhat.com/jbossnetwork</text:a>).</text:p>
      <text:p text:style-name="P1"><text:line-break/>Download BRMS Platform:</text:p>
      <text:list xml:id="list644228361" text:style-name="L2">
        <text:list-item>
          <text:p text:style-name="P7">Under <text:span text:style-name="T1">JBoss Enterprise Platforms</text:span>, select the <text:span text:style-name="T1">BRMS Platform</text:span><text:span text:style-name="T4"> product.</text:span></text:p>
        </text:list-item>
        <text:list-item>
          <text:p text:style-name="P7"><text:span text:style-name="T4">Select version </text:span><text:span text:style-name="T1">5.3.0</text:span><text:span text:style-name="T4"> in the </text:span><text:span text:style-name="T1">Version</text:span><text:span text:style-name="T4"> field.</text:span></text:p>
        </text:list-item>
        <text:list-item>
          <text:p text:style-name="P7"><text:span text:style-name="T4">Download </text:span><text:span text:style-name="T1">JBoss BRMS 5.3.0<text:line-break/>(</text:span><text:span text:style-name="T4">Please note that this is the deployable distribution, not the standalone one.)</text:span></text:p>
        </text:list-item>
      </text:list>
      <text:p text:style-name="P1"><text:soft-page-break/></text:p>
      <text:p text:style-name="P1">Now copy <text:span text:style-name="T5">brms-p-5.3.0.GA-standalone.zip</text:span>, to the brms-rewards-demo's <text:span text:style-name="T1">installs</text:span> folder.</text:p>
      <text:p text:style-name="P1"/>
      <text:p text:style-name="P1">Lastly, from the brms-rewards-demo folder, run the <text:span text:style-name="T1">init.sh</text:span> script:</text:p>
      <text:p text:style-name="P1"/>
      <text:p text:style-name="P3">$ ./init.sh</text:p>
      <text:p text:style-name="P3"/>
      <text:p text:style-name="P1">When the script completes you will have a new folder named <text:span text:style-name="T1">brms-standalone-5.3.0</text:span>, in the brms-rewards-demo's <text:span text:style-name="T1">target</text:span> folder. The <text:span text:style-name="T1">brms-standalone-5.3.0</text:span> folder is a ready to run BRMS 5.3.0 server runtime with the following modifications made:</text:p>
      <text:list xml:id="list1680953196" text:style-name="L3">
        <text:list-item>
          <text:p text:style-name="P8">The <text:span text:style-name="T1">admin</text:span> account enabled (password is <text:span text:style-name="T1">admin</text:span>) in the brms-users.properties file in <text:span text:style-name="T1">brms-customer-evaluation-demo/target/brms-standalone-5.3.0/jboss-as/server/default/conf/props</text:span></text:p>
        </text:list-item>
      </text:list>
      <text:p text:style-name="P2"/>
      <text:h text:style-name="Heading_20_2" text:outline-level="2">JBoss Developer Studio Configuration</text:h>
      <text:p text:style-name="Text_20_body">In this section, you will configure JBoss Developer Studio. <text:s/>Specifically you will add the BRMS 5.3.0 platform server runtime environment and then import the project that makes up the BRMS Rewards Demo.</text:p>
      <text:p text:style-name="Text_20_body">Important: It is assumed that you already have JBoss Developer Studio installed. This demo has been tested with JBoss Developer Studio 5 (latest).</text:p>
      <text:p text:style-name="Text_20_body">Launch JBoss Developer Studio</text:p>
      <text:list xml:id="list1232943283" text:style-name="L4">
        <text:list-item>
          <text:p text:style-name="P13">Either select or switch to a new workspace by pointing to the <text:span text:style-name="T1">brms-customer-evaluation-demo/projects</text:span><text:span text:style-name="T4"> folder.</text:span></text:p>
        </text:list-item>
        <text:list-item>
          <text:p text:style-name="P14">If the Welcome to JBoss Developer Studio screen appears, dismiss it by click the Workbench arrow in the upper right</text:p>
        </text:list-item>
      </text:list>
      <text:p text:style-name="P4">Fix for missing GEF dependency in SOA Tools update site</text:p>
      <text:list xml:id="list608001874" text:style-name="L5">
        <text:list-item>
          <text:p text:style-name="P15">Select <text:span text:style-name="T1">Help → Install New Software... </text:span>and add GEF update site <text:span text:style-name="T12">http://download.eclipse.org/tools/gef/updates/releases/ </text:span></text:p>
        </text:list-item>
        <text:list-item>
          <text:p text:style-name="P15"><text:span text:style-name="T11">Do not select any components</text:span><text:span text:style-name="T12">, move on to next step to install SOA tools update site and the needed dependencies for GEF will be automatically resolved. </text:span></text:p>
        </text:list-item>
      </text:list>
      <text:p text:style-name="P4">Install SOA tools for BRMS</text:p>
      <text:list xml:id="list560258288" text:style-name="L6">
        <text:list-item>
          <text:p text:style-name="P19"><text:span text:style-name="T4">Select </text:span><text:span text:style-name="T1">Help → Install New Software... </text:span><text:span text:style-name="T4">and add SOA Tools update site https://devstudio.jboss.com/updates/5.0/staging/soa-tooling/</text:span></text:p>
        </text:list-item>
        <text:list-item>
          <text:p text:style-name="P20"><text:span text:style-name="T8">Select </text:span><text:span text:style-name="T10">BRMS Tooling, SOA-P Tooling </text:span><text:span text:style-name="T9">and</text:span><text:span text:style-name="T10"> JBoss SOA Development (all sub-menu items will be selected) </text:span><text:span text:style-name="T9">and proceed thru installation and <text:s/>restart JBoss Developer Studio to complete the installation. You will be told to restart JBoss Developer Studio for the changes to take effect, do this now.</text:span></text:p>
        </text:list-item>
      </text:list>
      <text:p text:style-name="P4">Detect and add a BRMS 5.3.0 runtime environment</text:p>
      <text:list xml:id="list1292692364" text:style-name="L7">
        <text:list-item>
          <text:p text:style-name="P21"><text:span text:style-name="T4">Select </text:span><text:span text:style-name="T1">Preferences</text:span><text:span text:style-name="T4"> from the </text:span><text:span text:style-name="T1">Window</text:span><text:span text:style-name="T4"> menu.</text:span></text:p>
        </text:list-item>
        <text:list-item>
          <text:p text:style-name="P21"><text:span text:style-name="T4">In the left hand side, expand </text:span><text:span text:style-name="T1">JBoss Tools</text:span><text:span text:style-name="T4"> and then select </text:span><text:span text:style-name="T1">JBoss Tool Runtime Detection</text:span></text:p>
        </text:list-item>
        <text:list-item>
          <text:p text:style-name="P21"><text:span text:style-name="T4">Select the </text:span><text:span text:style-name="T1">Add</text:span><text:span text:style-name="T4"> button and navigate to the </text:span><text:span text:style-name="T1">brms-customer-evaluation-demo/target</text:span><text:span text:style-name="T4"> folder, then select </text:span><text:span text:style-name="T1">OK</text:span><text:span text:style-name="T4">.</text:span></text:p>
        </text:list-item>
        <text:list-item>
          <text:p text:style-name="P21"><text:soft-page-break/><text:span text:style-name="T4">The </text:span><text:span text:style-name="T1">brms-standalone-5.3.0</text:span><text:span text:style-name="T4"> runtime created earlier should have been found and selected. <text:s/>If so, select </text:span><text:span text:style-name="T1">OK</text:span><text:span text:style-name="T4">.</text:span></text:p>
        </text:list-item>
        <text:list-item>
          <text:p text:style-name="P21"><text:span text:style-name="T4">Select </text:span><text:span text:style-name="T1">OK</text:span><text:span text:style-name="T4"> again to close the Preferences dialog window.</text:span></text:p>
        </text:list-item>
      </text:list>
      <text:p text:style-name="P4">Detect and add jBPM BRMS 5.3.0 runtime environment</text:p>
      <text:list xml:id="list1935943092" text:style-name="L8">
        <text:list-item>
          <text:p text:style-name="P22"><text:span text:style-name="T4">Select </text:span><text:span text:style-name="T1">Preferences</text:span><text:span text:style-name="T4"> from the </text:span><text:span text:style-name="T1">Window</text:span><text:span text:style-name="T4"> menu.</text:span></text:p>
        </text:list-item>
        <text:list-item>
          <text:p text:style-name="P22"><text:span text:style-name="T4">In the left hand side, expand </text:span><text:span text:style-name="T1">JBM</text:span><text:span text:style-name="T4"> and then select </text:span><text:span text:style-name="T1">Installed jBPM Runtimes</text:span></text:p>
        </text:list-item>
        <text:list-item>
          <text:p text:style-name="P22"><text:span text:style-name="T4">If not automatically listed in the view: Select the </text:span><text:span text:style-name="T1">Add</text:span><text:span text:style-name="T4"> button, then the </text:span><text:span text:style-name="T1">Create a new jBPM Runtime... </text:span><text:span text:style-name="T4">button and navigate to the </text:span><text:span text:style-name="T1">brms-customer-evaluation-demo/target/brms-standalone-5.3.0</text:span><text:span text:style-name="T4"> folder, then name the runtime </text:span><text:span text:style-name="T1">jBPM BRMS 5.3.0 runtime and </text:span><text:span text:style-name="T4">select </text:span><text:span text:style-name="T1">OK</text:span><text:span text:style-name="T4">.</text:span></text:p>
        </text:list-item>
        <text:list-item>
          <text:p text:style-name="P22"><text:span text:style-name="T4">The </text:span><text:span text:style-name="T1">jBPM BRMS 5.3.0 runtime</text:span><text:span text:style-name="T4"> should be selected. <text:s/>If so, select </text:span><text:span text:style-name="T1">OK </text:span><text:span text:style-name="T4">to close the Preferences </text:span><text:span text:style-name="T4">dialog window.</text:span></text:p>
        </text:list-item>
        <text:list-item>
          <text:p text:style-name="P16">You will be told to restart JBoss Developer Studio for the changes to take effect, do this now.</text:p>
        </text:list-item>
      </text:list>
      <text:p text:style-name="P4">Detect and add Drools 5.3.1 runtime environment</text:p>
      <text:list xml:id="list1874005049" text:continue-numbering="true" text:style-name="L8">
        <text:list-item>
          <text:p text:style-name="P22"><text:span text:style-name="T4">Select </text:span><text:span text:style-name="T1">Preferences</text:span><text:span text:style-name="T4"> from the </text:span><text:span text:style-name="T1">Window</text:span><text:span text:style-name="T4"> menu.</text:span></text:p>
        </text:list-item>
        <text:list-item>
          <text:p text:style-name="P22"><text:span text:style-name="T4">In the left hand side, expand </text:span><text:span text:style-name="T1">Drools</text:span><text:span text:style-name="T4"> and then select </text:span><text:span text:style-name="T1">Installed Drools Runtimes</text:span></text:p>
        </text:list-item>
        <text:list-item>
          <text:p text:style-name="P22"><text:span text:style-name="T4">If not automatically listed in the view: Select the </text:span><text:span text:style-name="T1">Add</text:span><text:span text:style-name="T4"> button, then the </text:span><text:span text:style-name="T1">Create a new Drools 5 Runtime... </text:span><text:span text:style-name="T4">button and navigate to the </text:span><text:span text:style-name="T1">brms-customer-evaluation-demo/target/brms-standalone-5.3.0</text:span><text:span text:style-name="T4"> folder, then name the runtime </text:span><text:span text:style-name="T1">Drools 5.3.1.Final runtime </text:span><text:span text:style-name="T4">and</text:span><text:span text:style-name="T1"> </text:span><text:span text:style-name="T4">select </text:span><text:span text:style-name="T1">OK</text:span><text:span text:style-name="T4">.</text:span></text:p>
        </text:list-item>
        <text:list-item>
          <text:p text:style-name="P22"><text:span text:style-name="T4">Select the </text:span><text:span text:style-name="T1">Drools 5.3.1.Final runtime.</text:span></text:p>
        </text:list-item>
        <text:list-item>
          <text:p text:style-name="P22"><text:span text:style-name="T4">In </text:span><text:span text:style-name="T1">Drools </text:span><text:span text:style-name="T4">in the left hand side menu select </text:span><text:span text:style-name="T1">Drools Flow nodes</text:span><text:span text:style-name="T4">, make sure all boxes are checked (some are unchecked by default, don't ask me why...) and select </text:span><text:span text:style-name="T1">OK </text:span><text:span text:style-name="T4">to close the Preferences dialog window.</text:span></text:p>
        </text:list-item>
        <text:list-item>
          <text:p text:style-name="P16">You will be told to restart JBoss Developer Studio for the changes to take effect, do this now.</text:p>
        </text:list-item>
      </text:list>
      <text:p text:style-name="P4">Import Projects</text:p>
      <text:list xml:id="list470765943" text:style-name="L9">
        <text:list-item>
          <text:p text:style-name="P23"><text:span text:style-name="T4">Select </text:span><text:span text:style-name="T1">Import...</text:span><text:span text:style-name="T4"> from the </text:span><text:span text:style-name="T1">File</text:span><text:span text:style-name="T4"> menu.</text:span></text:p>
        </text:list-item>
        <text:list-item>
          <text:p text:style-name="P23"><text:span text:style-name="T4">Expand the </text:span><text:span text:style-name="T1">General</text:span><text:span text:style-name="T4"> folder, and then select </text:span><text:span text:style-name="T1">Existing Projects into Workspace</text:span></text:p>
        </text:list-item>
        <text:list-item>
          <text:p text:style-name="P23"><text:span text:style-name="T4">Select the </text:span><text:span text:style-name="T1">Browse</text:span><text:span text:style-name="T4"> button to </text:span><text:span text:style-name="T1">Select root directory</text:span><text:span text:style-name="T4">, you should be in the </text:span><text:span text:style-name="T1">brms-rewards-demo</text:span><text:span text:style-name="T4"> folder (if not, then navigate there) and then select </text:span><text:span text:style-name="T1">OK</text:span><text:span text:style-name="T4">.</text:span></text:p>
        </text:list-item>
        <text:list-item>
          <text:p text:style-name="P23"><text:span text:style-name="T4">Make sure the project (</text:span><text:span text:style-name="T1">brms-customer-evaluation-demo</text:span><text:span text:style-name="T4">) is selected and then select </text:span><text:span text:style-name="T1">Finish</text:span><text:span text:style-name="T4">.</text:span></text:p>
        </text:list-item>
        <text:list-item>
          <text:p text:style-name="P17">The projects are now imported.</text:p>
        </text:list-item>
      </text:list>
      <text:h text:style-name="P24" text:outline-level="2">Start the JBoss Enterprise BRMS Platform</text:h>
      <text:p text:style-name="P4">In this section, you will start the server from within JBoss Developer Studio.</text:p>
      <text:list xml:id="list433402849" text:style-name="L10">
        <text:list-item>
          <text:p text:style-name="P18"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18">You should see the <text:span text:style-name="T1">brms-standalone-5.3.0</text:span> server you created earlier.</text:p>
        </text:list-item>
        <text:list-item>
          <text:p text:style-name="P18">Right click on <text:span text:style-name="T1">brms-standalone-5.3.0</text:span> and select Start from the pop-up menu. In a few moments <text:soft-page-break/>your JBoss Enterprise BRMS Platform will be running.</text:p>
        </text:list-item>
      </text:list>
      <text:h text:style-name="Heading_20_2" text:outline-level="2">Importing Rule Repository</text:h>
      <text:p text:style-name="Text_20_body">In this section, you will import all of the JBoss Enterprise BRMS artifacts into the Business Rules Manager (a.k.a. Guvnor).</text:p>
      <text:list xml:id="list1684590562" text:style-name="L11">
        <text:list-item>
          <text:p text:style-name="P11">Open up your Web browser of choice and navigate to <text:a xlink:type="simple" xlink:href="http://localhost:8080/jboss-brms/"><text:span text:style-name="T1">http://localhost:8080/jboss-brms/</text:span></text:a> </text:p>
        </text:list-item>
        <text:list-item>
          <text:p text:style-name="P9">Use the default credentials of <text:span text:style-name="T1">admin</text:span>/<text:span text:style-name="T1">admin</text:span></text:p>
        </text:list-item>
        <text:list-item>
          <text:p text:style-name="P9">Upon logging in, you will see the following prompt<text:span text:style-name="T6">:<text:line-break/><text:line-break/>This looks like a brand new repository.</text:span></text:p>
          <text:p text:style-name="P9"><text:span text:style-name="T6">Would you like to install a sample repository?<text:line-break/></text:span><text:span text:style-name="T7"><text:line-break/>Important: Please be sure to select </text:span><text:span text:style-name="T2">No thanks.</text:span></text:p>
        </text:list-item>
        <text:list-item>
          <text:p text:style-name="P10">Select the <text:span text:style-name="T1">Administration</text:span> section on the left hand side</text:p>
        </text:list-item>
        <text:list-item>
          <text:p text:style-name="P10">From the <text:span text:style-name="T1">Administration</text:span> list select <text:span text:style-name="T1">Import Export</text:span>. This will open the <text:span text:style-name="T1">Import Export</text:span> window.</text:p>
        </text:list-item>
        <text:list-item>
          <text:p text:style-name="P10">Now select <text:span text:style-name="T1">Browse...</text:span> <text:tab/>and navigate to brms-customer-evaluation<text:span text:style-name="T1">-demo/support</text:span> folder and select the <text:span text:style-name="T1">repository_export.xml</text:span> file.</text:p>
        </text:list-item>
        <text:list-item>
          <text:p text:style-name="P9"><text:span text:style-name="T7">Lastly, select the </text:span><text:span text:style-name="T3">Import</text:span><text:span text:style-name="T7"> button. <text:s/>Select </text:span><text:span text:style-name="T3">OK</text:span><text:span text:style-name="T7"> to confirm that you want to import the artifacts.</text:span></text:p>
        </text:list-item>
      </text:list>
      <text:h text:style-name="Heading_20_1" text:outline-level="1">Running the Demo</text:h>
      <text:h text:style-name="P24" text:outline-level="2">JBDS IDE demo</text:h>
      <text:p text:style-name="Text_20_body"><text:span text:style-name="T4">You can demo the project in the JBoss Developer Studio by making use of the editors, running the provided unit tests and watching the console for logged (verbose) output.</text:span></text:p>
      <text:h text:style-name="Heading_20_2" text:outline-level="2"><text:span text:style-name="T4">BRMS BRM demo</text:span></text:h>
      <text:p text:style-name="Text_20_body"><text:span text:style-name="T4">The package can be imported, web designers viewing, rules asset viewing, package building and deploying, web business central admin consol view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2-06-12T11:20:48</dc:date>
    <meta:editing-duration>P3DT3H41M52S</meta:editing-duration>
    <meta:editing-cycles>51</meta:editing-cycles>
    <meta:generator>LibreOffice/3.4$Unix LibreOffice_project/340m1$Build-402</meta:generator>
    <meta:document-statistic meta:table-count="0" meta:image-count="0" meta:object-count="0" meta:page-count="4" meta:paragraph-count="90" meta:word-count="1216" meta:character-count="7752" meta:non-whitespace-character-count="6671"/>
  </office:meta>
</office:document-meta>
</file>